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C86DA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4.022cm" style:rel-column-width="15491*"/>
    </style:style>
    <style:style style:name="Tabla1.B" style:family="table-column">
      <style:table-column-properties style:column-width="2.778cm" style:rel-column-width="10701*"/>
    </style:style>
    <style:style style:name="Tabla1.C" style:family="table-column">
      <style:table-column-properties style:column-width="3.399cm" style:rel-column-width="13093*"/>
    </style:style>
    <style:style style:name="Tabla1.D" style:family="table-column">
      <style:table-column-properties style:column-width="3.401cm" style:rel-column-width="13100*"/>
    </style:style>
    <style:style style:name="Tabla1.E" style:family="table-column">
      <style:table-column-properties style:column-width="3.413cm" style:rel-column-width="1315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background-color="#ffffff"/>
    </style:style>
    <style:style style:name="P4" style:family="paragraph" style:parent-style-name="Text_20_body">
      <style:text-properties fo:language="en" fo:country="US" fo:font-style="normal" fo:font-weight="normal" fo:background-color="#ffffff"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text-properties style:font-name="FreeSans" style:font-size-asian="10.5pt"/>
    </style:style>
    <style:style style:name="P6" style:family="paragraph" style:parent-style-name="Table_20_Contents">
      <style:paragraph-properties fo:text-align="center" style:justify-single-word="false"/>
      <style:text-properties style:font-name="FreeSans" style:font-size-asian="10.5pt"/>
    </style:style>
    <style:style style:name="P7" style:family="paragraph" style:parent-style-name="Table_20_Contents">
      <style:paragraph-properties fo:text-align="justify" style:justify-single-word="false"/>
      <style:text-properties style:font-name="FreeSans" fo:font-size="9pt" style:font-size-asian="9pt" style:font-size-complex="9pt"/>
    </style:style>
    <style:style style:name="P8" style:family="paragraph" style:parent-style-name="Table_20_Contents">
      <style:paragraph-properties fo:text-align="center" style:justify-single-word="false"/>
      <style:text-properties fo:color="#ff0000" style:font-name="FreeSans" fo:font-weight="bold" style:font-size-asian="10.5pt" style:font-weight-asian="bold" style:font-weight-complex="bold"/>
    </style:style>
    <style:style style:name="P9" style:family="paragraph" style:parent-style-name="Standard">
      <style:text-properties fo:language="en" fo:country="U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fo:language="en" fo:country="US"/>
    </style:style>
    <style:style style:name="P14" style:family="paragraph" style:parent-style-name="Text_20_body" style:list-style-name="L1">
      <style:text-properties fo:language="en" fo:country="US" fo:background-color="#ffffff"/>
    </style:style>
    <style:style style:name="P15" style:family="paragraph" style:parent-style-name="Text_20_body" style:list-style-name="L2">
      <style:text-properties fo:language="en" fo:country="US" fo:background-color="#ffffff"/>
    </style:style>
    <style:style style:name="P16" style:family="paragraph" style:parent-style-name="Text_20_body" style:list-style-name="L2">
      <style:text-properties fo:language="en" fo:country="US"/>
    </style:style>
    <style:style style:name="P17" style:family="paragraph" style:parent-style-name="Text_20_body">
      <style:text-properties fo:language="en" fo:country="US"/>
    </style:style>
    <style:style style:name="P18" style:family="paragraph" style:parent-style-name="Heading_20_1" style:list-style-name=""/>
    <style:style style:name="P19" style:family="paragraph" style:parent-style-name="Heading_20_1">
      <style:text-properties fo:language="en" fo:country="US"/>
    </style:style>
    <style:style style:name="P20" style:family="paragraph" style:parent-style-name="Heading_20_1">
      <style:text-properties fo:language="en" fo:country="US" fo:background-color="#ffffff"/>
    </style:style>
    <style:style style:name="P21" style:family="paragraph" style:parent-style-name="Heading_20_1" style:list-style-name="">
      <style:text-properties fo:language="en" fo:country="US"/>
    </style:style>
    <style:style style:name="P22" style:family="paragraph" style:parent-style-name="Heading_20_1">
      <style:paragraph-properties fo:break-before="page"/>
    </style:style>
    <style:style style:name="P23" style:family="paragraph" style:parent-style-name="Heading_20_3">
      <style:text-properties fo:language="en" fo:country="US"/>
    </style:style>
    <style:style style:name="P24" style:family="paragraph" style:parent-style-name="Heading_20_3">
      <style:text-properties fo:background-color="#ffffff"/>
    </style:style>
    <style:style style:name="P25" style:family="paragraph" style:parent-style-name="Heading_20_3" style:list-style-name=""/>
    <style:style style:name="P26" style:family="paragraph" style:parent-style-name="Heading_20_2">
      <style:text-properties fo:language="en" fo:country="US"/>
    </style:style>
    <style:style style:name="P27" style:family="paragraph" style:parent-style-name="Heading_20_2" style:list-style-name="">
      <style:paragraph-properties>
        <style:tab-stops/>
      </style:paragraph-properties>
      <style:text-properties fo:language="en" fo:country="US" fo:background-color="#ffffff"/>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fo:language="en" fo:country="US"/>
    </style:style>
    <style:style style:name="P30" style:family="paragraph" style:parent-style-name="Heading_20_2">
      <style:paragraph-properties fo:break-before="page"/>
      <style:text-properties fo:language="en" fo:country="US" fo:background-color="#ffffff"/>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normal" fo:font-weight="normal" fo:background-color="#ffffff" style:font-style-asian="normal" style:font-weight-asian="normal" style:font-style-complex="normal" style:font-weight-complex="normal"/>
    </style:style>
    <style:style style:name="T4" style:family="text">
      <style:text-properties fo:font-style="normal" fo:font-weight="bold" fo:background-color="#ffffff" style:font-style-asian="normal" style:font-weight-asian="bold" style:font-style-complex="normal" style:font-weight-complex="bold"/>
    </style:style>
    <style:style style:name="T5" style:family="text">
      <style:text-properties fo:color="#ff0000" fo:font-style="normal" fo:font-weight="bold" fo:background-color="#ffffff" style:font-style-asian="normal" style:font-weight-asian="bold" style:font-style-complex="normal" style:font-weight-complex="bold"/>
    </style:style>
    <style:style style:name="T6" style:family="text">
      <style:text-properties fo:color="#ff0000" fo:font-weight="bold" style:font-weight-asian="bold" style:font-weight-complex="bold"/>
    </style:style>
    <style:style style:name="T7" style:family="text">
      <style:text-properties fo:color="#ff0000" fo:font-weight="bold" fo:background-color="#ffffff" style:font-weight-asian="bold" style:font-weight-complex="bold"/>
    </style:style>
    <style:style style:name="T8" style:family="text">
      <style:text-properties fo:language="en" fo:country="US"/>
    </style:style>
    <style:style style:name="T9" style:family="text">
      <style:text-properties fo:language="en" fo:country="US" fo:background-color="#ffffff"/>
    </style:style>
    <style:style style:name="T10" style:family="text">
      <style:text-properties style:font-name="FreeSans" fo:language="en" fo:country="US" style:font-size-asian="10.5pt"/>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E</text:span>THODOLOGY FOR <text:s/>RE<text:span text:style-name="T1">L</text:span><text:span text:style-name="T11">EASING</text:span> <text:span text:style-name="T1">O</text:span>PEN <text:span text:style-name="T1">DA</text:span>TA (<text:span text:style-name="T6">MELODA</text:span>).</text:p>
      <text:p text:style-name="Standard">Version 0.20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text:a xlink:type="simple" xlink:href="#__RefHeading__691_685296807" text:style-name="Internet_20_link" text:visited-style-name="Internet_20_link">INTRODUCTION. BACKGROUND<text:tab/></text:a><text:a xlink:type="simple" xlink:href="#__RefHeading__691_685296807" text:style-name="Internet_20_link" text:visited-style-name="Internet_20_link"><text:span text:style-name="Internet_20_link">2</text:span></text:a></text:p>
          <text:p text:style-name="P12"><text:a xlink:type="simple" xlink:href="#__RefHeading__693_685296807" text:style-name="Internet_20_link" text:visited-style-name="Internet_20_link">Objective<text:tab/></text:a><text:a xlink:type="simple" xlink:href="#__RefHeading__693_685296807" text:style-name="Internet_20_link" text:visited-style-name="Internet_20_link"><text:span text:style-name="Internet_20_link">2</text:span></text:a></text:p>
          <text:p text:style-name="P12"><text:a xlink:type="simple" xlink:href="#__RefHeading__695_685296807" text:style-name="Internet_20_link" text:visited-style-name="Internet_20_link">Users <text:tab/></text:a><text:a xlink:type="simple" xlink:href="#__RefHeading__695_685296807" text:style-name="Internet_20_link" text:visited-style-name="Internet_20_link"><text:span text:style-name="Internet_20_link">2</text:span></text:a></text:p>
          <text:p text:style-name="P12"><text:a xlink:type="simple" xlink:href="#__RefHeading__697_685296807" text:style-name="Internet_20_link" text:visited-style-name="Internet_20_link">Where to find <text:tab/></text:a><text:a xlink:type="simple" xlink:href="#__RefHeading__697_685296807" text:style-name="Internet_20_link" text:visited-style-name="Internet_20_link"><text:span text:style-name="Internet_20_link">2</text:span></text:a></text:p>
          <text:p text:style-name="P11"><text:a xlink:type="simple" xlink:href="#__RefHeading__699_685296807" text:style-name="Internet_20_link" text:visited-style-name="Internet_20_link">DIMENSIONS OF ANALYSIS<text:tab/></text:a><text:a xlink:type="simple" xlink:href="#__RefHeading__699_685296807" text:style-name="Internet_20_link" text:visited-style-name="Internet_20_link"><text:span text:style-name="Internet_20_link">2</text:span></text:a></text:p>
          <text:p text:style-name="P12"><text:a xlink:type="simple" xlink:href="#__RefHeading__701_685296807" text:style-name="Internet_20_link" text:visited-style-name="Internet_20_link">Legal framework<text:tab/></text:a><text:a xlink:type="simple" xlink:href="#__RefHeading__701_685296807" text:style-name="Internet_20_link" text:visited-style-name="Internet_20_link"><text:span text:style-name="Internet_20_link">3</text:span></text:a></text:p>
          <text:p text:style-name="P10"><text:a xlink:type="simple" xlink:href="#__RefHeading__703_685296807" text:style-name="Internet_20_link" text:visited-style-name="Internet_20_link">Stage 1. Copyright.<text:tab/></text:a><text:a xlink:type="simple" xlink:href="#__RefHeading__703_685296807" text:style-name="Internet_20_link" text:visited-style-name="Internet_20_link"><text:span text:style-name="Internet_20_link">3</text:span></text:a></text:p>
          <text:p text:style-name="P10"><text:a xlink:type="simple" xlink:href="#__RefHeading__705_685296807" text:style-name="Internet_20_link" text:visited-style-name="Internet_20_link">Stage 2. Private use<text:tab/></text:a><text:a xlink:type="simple" xlink:href="#__RefHeading__705_685296807" text:style-name="Internet_20_link" text:visited-style-name="Internet_20_link"><text:span text:style-name="Internet_20_link">3</text:span></text:a></text:p>
          <text:p text:style-name="P10"><text:a xlink:type="simple" xlink:href="#__RefHeading__707_685296807" text:style-name="Internet_20_link" text:visited-style-name="Internet_20_link">Stage 3. Non-commercial reuse<text:tab/></text:a><text:a xlink:type="simple" xlink:href="#__RefHeading__707_685296807" text:style-name="Internet_20_link" text:visited-style-name="Internet_20_link"><text:span text:style-name="Internet_20_link">3</text:span></text:a></text:p>
          <text:p text:style-name="P10"><text:a xlink:type="simple" xlink:href="#__RefHeading__709_685296807" text:style-name="Internet_20_link" text:visited-style-name="Internet_20_link">Stage 4. Commercial reuse<text:tab/></text:a><text:a xlink:type="simple" xlink:href="#__RefHeading__709_685296807" text:style-name="Internet_20_link" text:visited-style-name="Internet_20_link"><text:span text:style-name="Internet_20_link">3</text:span></text:a></text:p>
          <text:p text:style-name="P10"><text:a xlink:type="simple" xlink:href="#__RefHeading__711_685296807" text:style-name="Internet_20_link" text:visited-style-name="Internet_20_link">Stage 5. Only recognition<text:tab/></text:a><text:a xlink:type="simple" xlink:href="#__RefHeading__711_685296807" text:style-name="Internet_20_link" text:visited-style-name="Internet_20_link"><text:span text:style-name="Internet_20_link">3</text:span></text:a></text:p>
          <text:p text:style-name="P12"><text:a xlink:type="simple" xlink:href="#__RefHeading__713_685296807" text:style-name="Internet_20_link" text:visited-style-name="Internet_20_link">Technical Standards for data releasing<text:tab/></text:a><text:a xlink:type="simple" xlink:href="#__RefHeading__713_685296807" text:style-name="Internet_20_link" text:visited-style-name="Internet_20_link"><text:span text:style-name="Internet_20_link">4</text:span></text:a></text:p>
          <text:p text:style-name="P10"><text:a xlink:type="simple" xlink:href="#__RefHeading__715_685296807" text:style-name="Internet_20_link" text:visited-style-name="Internet_20_link">Stage 1. Closed standard <text:tab/></text:a><text:a xlink:type="simple" xlink:href="#__RefHeading__715_685296807" text:style-name="Internet_20_link" text:visited-style-name="Internet_20_link"><text:span text:style-name="Internet_20_link">4</text:span></text:a></text:p>
          <text:p text:style-name="P10"><text:a xlink:type="simple" xlink:href="#__RefHeading__717_685296807" text:style-name="Internet_20_link" text:visited-style-name="Internet_20_link">Stage 2. Open standard<text:tab/></text:a><text:a xlink:type="simple" xlink:href="#__RefHeading__717_685296807" text:style-name="Internet_20_link" text:visited-style-name="Internet_20_link"><text:span text:style-name="Internet_20_link">4</text:span></text:a></text:p>
          <text:p text:style-name="P10"><text:a xlink:type="simple" xlink:href="#__RefHeading__719_685296807" text:style-name="Internet_20_link" text:visited-style-name="Internet_20_link">Stage 3. Open standard with explanatory documentation<text:tab/></text:a><text:a xlink:type="simple" xlink:href="#__RefHeading__719_685296807" text:style-name="Internet_20_link" text:visited-style-name="Internet_20_link"><text:span text:style-name="Internet_20_link">4</text:span></text:a></text:p>
          <text:p text:style-name="P10"><text:a xlink:type="simple" xlink:href="#__RefHeading__721_685296807" text:style-name="Internet_20_link" text:visited-style-name="Internet_20_link">Stage 4. Open standards, individual access/metadata <text:tab/></text:a><text:a xlink:type="simple" xlink:href="#__RefHeading__721_685296807" text:style-name="Internet_20_link" text:visited-style-name="Internet_20_link"><text:span text:style-name="Internet_20_link">4</text:span></text:a></text:p>
          <text:p text:style-name="P10"><text:a xlink:type="simple" xlink:href="#__RefHeading__723_685296807" text:style-name="Internet_20_link" text:visited-style-name="Internet_20_link">Stage 5. Open standard with associated metadata and explanatory material<text:tab/></text:a><text:a xlink:type="simple" xlink:href="#__RefHeading__723_685296807" text:style-name="Internet_20_link" text:visited-style-name="Internet_20_link"><text:span text:style-name="Internet_20_link">4</text:span></text:a></text:p>
          <text:p text:style-name="P12"><text:a xlink:type="simple" xlink:href="#__RefHeading__725_685296807" text:style-name="Internet_20_link" text:visited-style-name="Internet_20_link">Accessibility <text:s/>to information<text:tab/></text:a><text:a xlink:type="simple" xlink:href="#__RefHeading__725_685296807" text:style-name="Internet_20_link" text:visited-style-name="Internet_20_link"><text:span text:style-name="Internet_20_link">5</text:span></text:a></text:p>
          <text:p text:style-name="P10"><text:a xlink:type="simple" xlink:href="#__RefHeading__727_685296807" text:style-name="Internet_20_link" text:visited-style-name="Internet_20_link">Stage 1. No web access or manual request<text:tab/></text:a><text:a xlink:type="simple" xlink:href="#__RefHeading__727_685296807" text:style-name="Internet_20_link" text:visited-style-name="Internet_20_link"><text:span text:style-name="Internet_20_link">5</text:span></text:a></text:p>
          <text:p text:style-name="P10"><text:a xlink:type="simple" xlink:href="#__RefHeading__729_685296807" text:style-name="Internet_20_link" text:visited-style-name="Internet_20_link">Stage 2. Web Access URL with registration or multiple sources<text:tab/></text:a><text:a xlink:type="simple" xlink:href="#__RefHeading__729_685296807" text:style-name="Internet_20_link" text:visited-style-name="Internet_20_link"><text:span text:style-name="Internet_20_link">5</text:span></text:a></text:p>
          <text:p text:style-name="P10"><text:a xlink:type="simple" xlink:href="#__RefHeading__731_685296807" text:style-name="Internet_20_link" text:visited-style-name="Internet_20_link">Stage 3. Web access or unique URL parameters<text:tab/></text:a><text:a xlink:type="simple" xlink:href="#__RefHeading__731_685296807" text:style-name="Internet_20_link" text:visited-style-name="Internet_20_link"><text:span text:style-name="Internet_20_link">5</text:span></text:a></text:p>
          <text:p text:style-name="P10"><text:a xlink:type="simple" xlink:href="#__RefHeading__733_685296807" text:style-name="Internet_20_link" text:visited-style-name="Internet_20_link">Stage 4. Web Access URL only or update parameters<text:tab/></text:a><text:a xlink:type="simple" xlink:href="#__RefHeading__733_685296807" text:style-name="Internet_20_link" text:visited-style-name="Internet_20_link"><text:span text:style-name="Internet_20_link">5</text:span></text:a></text:p>
          <text:p text:style-name="P10"><text:a xlink:type="simple" xlink:href="#__RefHeading__735_685296807" text:style-name="Internet_20_link" text:visited-style-name="Internet_20_link">Stage 5. API or query language<text:tab/></text:a><text:a xlink:type="simple" xlink:href="#__RefHeading__735_685296807" text:style-name="Internet_20_link" text:visited-style-name="Internet_20_link"><text:span text:style-name="Internet_20_link">5</text:span></text:a></text:p>
          <text:p text:style-name="P11"><text:a xlink:type="simple" xlink:href="#__RefHeading__737_685296807" text:style-name="Internet_20_link" text:visited-style-name="Internet_20_link">ASSESSING HOW TO<text:tab/></text:a><text:a xlink:type="simple" xlink:href="#__RefHeading__737_685296807" text:style-name="Internet_20_link" text:visited-style-name="Internet_20_link"><text:span text:style-name="Internet_20_link">6</text:span></text:a></text:p>
          <text:p text:style-name="P12"><text:a xlink:type="simple" xlink:href="#__RefHeading__743_685296807" text:style-name="Internet_20_link" text:visited-style-name="Internet_20_link">Example <text:tab/></text:a><text:a xlink:type="simple" xlink:href="#__RefHeading__743_685296807" text:style-name="Internet_20_link" text:visited-style-name="Internet_20_link"><text:span text:style-name="Internet_20_link">6</text:span></text:a></text:p>
          <text:p text:style-name="P11"><text:a xlink:type="simple" xlink:href="#__RefHeading__739_685296807" text:style-name="Internet_20_link" text:visited-style-name="Internet_20_link">MAPPING W3C 5 STARS AND MELODA<text:tab/></text:a><text:a xlink:type="simple" xlink:href="#__RefHeading__739_685296807" text:style-name="Internet_20_link" text:visited-style-name="Internet_20_link"><text:span text:style-name="Internet_20_link">6</text:span></text:a></text:p>
          <text:p text:style-name="P11"><text:a xlink:type="simple" xlink:href="#__RefHeading__741_685296807" text:style-name="Internet_20_link" text:visited-style-name="Internet_20_link">FAQ<text:tab/></text:a><text:a xlink:type="simple" xlink:href="#__RefHeading__741_685296807" text:style-name="Internet_20_link" text:visited-style-name="Internet_20_link"><text:span text:style-name="Internet_20_link">7</text:span></text:a></text:p>
        </text:index-body>
      </text:table-of-content>
      <text:p text:style-name="Standard"/>
      <text:h text:style-name="P18" text:outline-level="1"/>
      <text:h text:style-name="P22" text:outline-level="1"><text:bookmark text:name="result_box"/><text:bookmark text:name="__RefHeading__691_685296807"/>INTRODUCTION. BACKGROUND<text:bookmark-end text:name="__RefHeading__691_685296807"/></text:h>
      <text:h text:style-name="Heading_20_2" text:outline-level="2"><text:bookmark text:name="__RefHeading__693_685296807"/>Objective<text:bookmark-end text:name="__RefHeading__693_685296807"/></text:h>
      <text:p text:style-name="P2"><text:span text:style-name="T3">The aim of </text:span><text:span text:style-name="T4">MELODA</text:span><text:span text:style-name="T3"> (</text:span><text:span text:style-name="T5">ME</text:span><text:span text:style-name="T3">thodology for re</text:span><text:span text:style-name="T5">L</text:span><text:span text:style-name="T3">easing </text:span><text:span text:style-name="T5">O</text:span><text:span text:style-name="T3">pen </text:span><text:span text:style-name="T5">DA</text:span><text:span text:style-name="T3">ta) is to provide a tool that will accelerate the release of information to society, mainly from the public sector but also from the private sphere.</text:span></text:p>
      <text:p text:style-name="P4">Its use is focused on the maximum use of released information including commercial uses, mixing with private sources, etc. So that legal issues about information are considered as well as technical and accessibility issues. </text:p>
      <text:h text:style-name="P26" text:outline-level="2"><text:bookmark text:name="__RefHeading__695_685296807"/>Users <text:bookmark-end text:name="__RefHeading__695_685296807"/></text:h>
      <text:p text:style-name="P3">This methodology is aimed at those public and private entities that are releasing data and want to maximize the use of data published under a free reuse scheme.</text:p>
      <text:h text:style-name="Heading_20_2" text:outline-level="2"><text:bookmark text:name="__RefHeading__697_685296807"/>Where to find <text:bookmark-end text:name="__RefHeading__697_685296807"/></text:h>
      <text:p text:style-name="Text_20_body">We release new versions of this methodology in <text:a xlink:type="simple" xlink:href="http://gobernamos.com/">http://gobernamos.com</text:a> check it out.</text:p>
      <text:h text:style-name="Heading_20_2" text:outline-level="2"/>
      <text:h text:style-name="P20" text:outline-level="1"><text:bookmark text:name="__RefHeading__699_685296807"/>DIMENSIONS OF ANALYSIS<text:bookmark-end text:name="__RefHeading__699_685296807"/></text:h>
      <text:p text:style-name="P2">To be operational <text:span text:style-name="T6">MELODA</text:span> must obtain a figure by assessing the available information of a data source (the same information that any user could reach). This requirement restricts the number of dimensions of analysis.</text:p>
      <text:p text:style-name="P2"><text:span text:style-name="T2">In this version </text:span><text:span text:style-name="T7">MELODA</text:span><text:span text:style-name="T2"> analyses three dimensions:</text:span></text:p>
      <text:list xml:id="list1105521761" text:style-name="L1">
        <text:list-item>
          <text:p text:style-name="P14">Legal framework</text:p>
        </text:list-item>
        <text:list-item>
          <text:p text:style-name="P14">Technical Standards</text:p>
        </text:list-item>
        <text:list-item>
          <text:p text:style-name="P14">Accessibility to the information</text:p>
        </text:list-item>
      </text:list>
      <text:p text:style-name="P3">For each dimension to be analyzed 5 stages of maturity are considered.</text:p>
      <text:h text:style-name="P27" text:outline-level="2"/>
      <text:h text:style-name="P30" text:outline-level="2"><text:bookmark text:name="__RefHeading__701_685296807"/>Legal framework<text:bookmark-end text:name="__RefHeading__701_685296807"/></text:h>
      <text:p text:style-name="P3">In this five stages other considerations (i.e. Restriction of malicious use of informaTion, misuse, requirements to include the last update's date, etc are not included).</text:p>
      <text:p text:style-name="P3">Attrirbution to the original source is always considered as a must.</text:p>
      <text:h text:style-name="P23" text:outline-level="3"><text:bookmark text:name="__RefHeading__703_685296807"/><text:span text:style-name="T2">Stage 1. </text:span>Copyright.<text:bookmark-end text:name="__RefHeading__703_685296807"/></text:h>
      <text:p text:style-name="P2">Data sources in <text:span text:style-name="T2">this stage:</text:span></text:p>
      <text:list xml:id="list745153194" text:style-name="L2">
        <text:list-item>
          <text:p text:style-name="P15">Either will reserve the copyright of data, thus restricting unauthorized use</text:p>
        </text:list-item>
        <text:list-item>
          <text:p text:style-name="P16"><text:span text:style-name="T2">Either those entities require of an non-online authorisation to use the information (i.e. A form that has to be manually answered fits this category).</text:span>Stage 2. Private use only</text:p>
        </text:list-item>
      </text:list>
      <text:h text:style-name="P24" text:outline-level="3"><text:bookmark text:name="__RefHeading__705_685296807"/>Stage 2. Private use<text:bookmark-end text:name="__RefHeading__705_685296807"/></text:h>
      <text:p text:style-name="P2">Data sources in <text:span text:style-name="T2">this stage will allow the use of the data without approval processes but only for private uses. (non-commercial)</text:span></text:p>
      <text:h text:style-name="P23" text:outline-level="3"><text:bookmark text:name="__RefHeading__707_685296807"/>Stage 3. Non-commercial reuse<text:bookmark-end text:name="__RefHeading__707_685296807"/></text:h>
      <text:p text:style-name="P2">Data sources in <text:span text:style-name="T2">this stage will allow reuse of data but they do not allow commercial uses of the information reuse.</text:span></text:p>
      <text:p text:style-name="P3">(i.e. For a blog, for a non-profit organisation)</text:p>
      <text:h text:style-name="P23" text:outline-level="3"><text:bookmark text:name="__RefHeading__709_685296807"/>Stage 4. Commercial reuse<text:bookmark-end text:name="__RefHeading__709_685296807"/></text:h>
      <text:p text:style-name="P2">Data sources in <text:span text:style-name="T2">this stage will allow reuse of data, including the commercial reuse.</text:span></text:p>
      <text:p text:style-name="P3">(i.e. For any company in order to create new visualization of data)</text:p>
      <text:h text:style-name="Heading_20_3" text:outline-level="3"><text:bookmark text:name="__RefHeading__711_685296807"/>Stage 5. Only recognition<text:bookmark-end text:name="__RefHeading__711_685296807"/></text:h>
      <text:p text:style-name="P2">Data sources in <text:span text:style-name="T2">this stage will only ask re-users the attribution of the data. </text:span></text:p>
      <text:p text:style-name="P2"><text:span text:style-name="T2">I.e.</text:span> releasing with CC BY.</text:p>
      <text:h text:style-name="P25" text:outline-level="3"/>
      <text:h text:style-name="P28" text:outline-level="2"><text:bookmark text:name="__RefHeading__713_685296807"/>Technical <text:span text:style-name="T2">Standards for data releasing</text:span><text:bookmark-end text:name="__RefHeading__713_685296807"/></text:h>
      <text:h text:style-name="Heading_20_3" text:outline-level="3"><text:bookmark text:name="__RefHeading__715_685296807"/>Stage 1. Closed standard <text:bookmark-end text:name="__RefHeading__715_685296807"/></text:h>
      <text:p text:style-name="P2">Data sources in <text:span text:style-name="T2">this stage are release on proprietary standards. Other open formats but not suitable for reutilization will be considered closed as well. <text:s/>The definition of open standard can be found in national level legislation.</text:span></text:p>
      <text:p text:style-name="P2">Eg xls, pdf, doc, shp, etc.</text:p>
      <text:h text:style-name="Heading_20_3" text:outline-level="3"><text:bookmark text:name="__RefHeading__717_685296807"/><text:span text:style-name="T2">Stage 2. </text:span>Open standard<text:bookmark-end text:name="__RefHeading__717_685296807"/></text:h>
      <text:p text:style-name="P2">Data sources in <text:span text:style-name="T2">this stage are published on open standards but as individual files.</text:span></text:p>
      <text:p text:style-name="P3">i.e. eg, csv, txt, odb, odt, ods, etc.</text:p>
      <text:h text:style-name="Heading_20_3" text:outline-level="3"><text:bookmark text:name="__RefHeading__719_685296807"/>Stage 3. Open standard with explanatory documentation<text:bookmark-end text:name="__RefHeading__719_685296807"/></text:h>
      <text:p text:style-name="P2">Data sources in <text:span text:style-name="T2">this stage includes those which release information as open standards in individual files but with available explanatory information about the contents of the files.</text:span></text:p>
      <text:p text:style-name="P3">i.e. csv, odb, odt, ods, etc with additional information about size, data type, range of registers of the file.</text:p>
      <text:h text:style-name="Heading_20_3" text:outline-level="3"><text:bookmark text:name="__RefHeading__721_685296807"/>Stage 4. Open standards, individual access/metadata <text:bookmark-end text:name="__RefHeading__721_685296807"/></text:h>
      <text:p text:style-name="P2"><text:bookmark-start text:name="__DdeLink__377_1091700585"/>Data sources in <text:span text:style-name="T2">this stage includes those which release information accessible item by item through some technical mechanism (API, individual URI, etc). Additional information about the content of the data source is not available.</text:span></text:p>
      <text:p text:style-name="P2"><text:span text:style-name="T2">i.e. rdf without additional instruction</text:span><text:bookmark-end text:name="__DdeLink__377_1091700585"/><text:span text:style-name="T2">s</text:span></text:p>
      <text:h text:style-name="Heading_20_3" text:outline-level="3"><text:bookmark text:name="__RefHeading__723_685296807"/><text:span text:style-name="T2">Stage 5. </text:span>Open standard with associated metadata and explanatory material<text:bookmark-end text:name="__RefHeading__723_685296807"/></text:h>
      <text:p text:style-name="Text_20_body"><text:span text:style-name="T8">Data sources in </text:span><text:span text:style-name="T9">this </text:span><text:span text:style-name="T8">stage</text:span><text:span text:style-name="T9"> includes those which release information accessible on individual basis through some open technical mechanism (open API, individual URI, etc). Additional information about the content of the data source is available.</text:span></text:p>
      <text:p text:style-name="P3">I.e. rdf with additional documentation</text:p>
      <text:p text:style-name="P9"/>
      <text:h text:style-name="P29" text:outline-level="2"><text:bookmark text:name="__RefHeading__725_685296807"/>Accessibility <text:s/>to information<text:bookmark-end text:name="__RefHeading__725_685296807"/></text:h>
      <text:h text:style-name="P23" text:outline-level="3"><text:bookmark text:name="__RefHeading__727_685296807"/>Stage 1. No web access or manual request<text:bookmark-end text:name="__RefHeading__727_685296807"/></text:h>
      <text:p text:style-name="P3">Access to information requires a non-automatic approval process for access to data information or to register data in a manual form.</text:p>
      <text:h text:style-name="P23" text:outline-level="3"><text:bookmark text:name="__RefHeading__729_685296807"/>Stage 2. Web Access URL with registration or multiple sources<text:bookmark-end text:name="__RefHeading__729_685296807"/></text:h>
      <text:p text:style-name="P3">Access to information via the web, but requires user interaction to select the data source.</text:p>
      <text:h text:style-name="Heading_20_3" text:outline-level="3"><text:bookmark text:name="__RefHeading__731_685296807"/><text:span text:style-name="T9">Stage 3. </text:span><text:span text:style-name="T8">Web access or unique URL parameters</text:span><text:bookmark-end text:name="__RefHeading__731_685296807"/></text:h>
      <text:p text:style-name="P2">Access to information via the web, but allows each of the datasets to be accessed individually, or through a shortened URL, or by specific parameters in the query call.</text:p>
      <text:h text:style-name="P23" text:outline-level="3"><text:bookmark text:name="__RefHeading__733_685296807"/>Stage 4. Web Access URL only or update parameters<text:bookmark-end text:name="__RefHeading__733_685296807"/></text:h>
      <text:p text:style-name="Text_20_body"><text:span text:style-name="T9">Access to information via the web, but allows each of the datasets to be accessed individually, or through a shortened URL, or by specific parameters in the query call and includes the date of last data update</text:span><text:span text:style-name="T8">.</text:span></text:p>
      <text:h text:style-name="Heading_20_3" text:outline-level="3"><text:bookmark text:name="__RefHeading__735_685296807"/><text:span text:style-name="T9">Stage 5. </text:span><text:span text:style-name="T8">API or query language</text:span><text:bookmark-end text:name="__RefHeading__735_685296807"/></text:h>
      <text:p text:style-name="P3">Access to information provides access to specific data of the dataset, either by calling a documented API or through a query language of data sources </text:p>
      <text:p text:style-name="P3">(I.e. SPARQL). </text:p>
      <text:h text:style-name="P17" text:outline-level="1"/>
      <text:h text:style-name="P21" text:outline-level="1"/>
      <text:h text:style-name="P22" text:outline-level="1"><text:bookmark text:name="__RefHeading__737_685296807"/>ASSESSING HOW TO<text:bookmark-end text:name="__RefHeading__737_685296807"/></text:h>
      <text:p text:style-name="Text_20_body">Stages 1 to 5 for every dimension <text:span text:style-name="T8">(legal, technical and accessibility) </text:span>are marked as 0, 25, 50,75 and 100%</text:p>
      <text:p text:style-name="P2">Every dimension is weighted equal than the others. So that the global mark for an individual datasource is composed by one third of every mark.</text:p>
      <text:p text:style-name="P2">Global assessing of an institution that releases data is the average of the mark of every datasource released by this institution.</text:p>
      <text:p text:style-name="P2"/>
      <text:h text:style-name="Heading_20_2" text:outline-level="2"><text:bookmark text:name="__RefHeading__743_685296807"/>Example <text:bookmark-end text:name="__RefHeading__743_685296807"/></text:h>
      <text:p text:style-name="P2">Institution A releases an opendata source that you are assessing. It is released as a csv file without further instructions about its content only for private use through a unique URL.</text:p>
      <text:p text:style-name="P2">Legal assessing : Stage 2 → 25%</text:p>
      <text:p text:style-name="P2">Technical assessing: Stage 2 → 25%</text:p>
      <text:p text:style-name="P2">Accessibility assessing: Stage 3 → 50%</text:p>
      <text:p text:style-name="P2">global mark (25% +25% +50% )/3 = 33,3%</text:p>
      <text:p text:style-name="P2"/>
      <text:p text:style-name="P2">The institution A which releases previous example has 2 additional sources apart from the above mentioned, one marked with 58% and another one marked 16%.</text:p>
      <text:p text:style-name="P2">So that the final <text:span text:style-name="T6">MELODA </text:span>assessing for the institution is:</text:p>
      <text:p text:style-name="P2">global mark (33,3% +58% +16% )/3 = 35,8%</text:p>
      <text:p text:style-name="P2"/>
      <text:p text:style-name="P2"/>
      <text:h text:style-name="P19" text:outline-level="1"><text:bookmark text:name="__RefHeading__739_685296807"/>MAPPING W3C 5 STARS AND MELODA<text:bookmark-end text:name="__RefHeading__739_685296807"/></text:h>
      <text:p text:style-name="P2"/>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6">5 stars</text:p>
          </table:table-cell>
          <table:table-cell table:style-name="Tabla1.B1" table:number-columns-spanned="4" office:value-type="string">
            <text:p text:style-name="P8">MELODA</text:p>
          </table:table-cell>
          <table:covered-table-cell/>
          <table:covered-table-cell/>
          <table:covered-table-cell/>
        </table:table-row>
        <table:table-row>
          <table:table-cell table:style-name="Tabla1.A2" office:value-type="string">
            <text:p text:style-name="P5"/>
          </table:table-cell>
          <table:table-cell table:style-name="Tabla1.A2" office:value-type="string">
            <text:p text:style-name="P8">MELODA</text:p>
          </table:table-cell>
          <table:table-cell table:style-name="Tabla1.A2" office:value-type="string">
            <text:p text:style-name="P6">Legal</text:p>
          </table:table-cell>
          <table:table-cell table:style-name="Tabla1.A2" office:value-type="string">
            <text:p text:style-name="P6">Technical </text:p>
          </table:table-cell>
          <table:table-cell table:style-name="Tabla1.E2" office:value-type="string">
            <text:p text:style-name="P6">Accessibility</text:p>
          </table:table-cell>
        </table:table-row>
        <table:table-row>
          <table:table-cell table:style-name="Tabla1.A2" office:value-type="string">
            <text:p text:style-name="P1"><text:span text:style-name="T10">★ make your stuff available on the web (whatever format) </text:span>but with an open licence</text:p>
          </table:table-cell>
          <table:table-cell table:style-name="Tabla1.A2" office:value-type="string">
            <text:p text:style-name="P1"/>
            <text:p text:style-name="P1">&gt; 17%</text:p>
          </table:table-cell>
          <table:table-cell table:style-name="Tabla1.A2" office:value-type="string">
            <text:p text:style-name="P5">Minimum 25 %</text:p>
            <text:p text:style-name="P7">It could be protected with an open licence but only private use</text:p>
          </table:table-cell>
          <table:table-cell table:style-name="Tabla1.A2" office:value-type="string">
            <text:p text:style-name="P5">Minimum 0 %</text:p>
            <text:p text:style-name="P7">It could be privative standards</text:p>
          </table:table-cell>
          <table:table-cell table:style-name="Tabla1.E2" office:value-type="string">
            <text:p text:style-name="P5">Minimum 25 %</text:p>
            <text:p text:style-name="P7">The access to information could require a manual selection of dataset althoguh being in an <text:soft-page-break/>URL</text:p>
          </table:table-cell>
        </table:table-row>
        <table:table-row>
          <table:table-cell table:style-name="Tabla1.A2" office:value-type="string">
            <text:p text:style-name="P1"><text:span text:style-name="T10">★★ </text:span>Available as machine-readable structured data (e.g. excel instead of image scan of a table)</text:p>
          </table:table-cell>
          <table:table-cell table:style-name="Tabla1.A2" office:value-type="string">
            <text:p text:style-name="P1">&gt; 17%</text:p>
          </table:table-cell>
          <table:table-cell table:style-name="Tabla1.A2" office:value-type="string">
            <text:p text:style-name="P5">Minimum 25 %</text:p>
            <text:p text:style-name="P7">It could be protected with an open licence but only private use</text:p>
          </table:table-cell>
          <table:table-cell table:style-name="Tabla1.A2" office:value-type="string">
            <text:p text:style-name="P5">Minimum 0 %</text:p>
            <text:p text:style-name="P7">It could be privative standards</text:p>
          </table:table-cell>
          <table:table-cell table:style-name="Tabla1.E2" office:value-type="string">
            <text:p text:style-name="P5">Minimum 25 %</text:p>
            <text:p text:style-name="P7">The access to information could require a manual selection of dataset althoguh being in an URL</text:p>
          </table:table-cell>
        </table:table-row>
        <table:table-row>
          <table:table-cell table:style-name="Tabla1.A2" office:value-type="string">
            <text:p text:style-name="P1"><text:span text:style-name="T10">★★★ </text:span>as (2) plus non-proprietary format (e.g. CSV instead of excel)</text:p>
          </table:table-cell>
          <table:table-cell table:style-name="Tabla1.A2" office:value-type="string">
            <text:p text:style-name="P1">&gt;25%</text:p>
          </table:table-cell>
          <table:table-cell table:style-name="Tabla1.A2" office:value-type="string">
            <text:p text:style-name="P5">Minimum 25 %</text:p>
            <text:p text:style-name="P7">It could be protected with an open licence but only private use</text:p>
          </table:table-cell>
          <table:table-cell table:style-name="Tabla1.A2" office:value-type="string">
            <text:p text:style-name="P5">Minimum 25 %</text:p>
            <text:p text:style-name="P7">It could be an non-propietary format but without explanation about the content</text:p>
          </table:table-cell>
          <table:table-cell table:style-name="Tabla1.E2" office:value-type="string">
            <text:p text:style-name="P5">Minimum 25 %</text:p>
            <text:p text:style-name="P7">The access to information could require a manual selection of dataset althoguh being in an URL</text:p>
          </table:table-cell>
        </table:table-row>
        <table:table-row>
          <table:table-cell table:style-name="Tabla1.A2" office:value-type="string">
            <text:p text:style-name="P1"><text:span text:style-name="T10">★★★★ </text:span>All the above plus, Use open standards from W3C (RDF and SPARQL) to identify things, so that people can point at your stuff</text:p>
          </table:table-cell>
          <table:table-cell table:style-name="Tabla1.A2" office:value-type="string">
            <text:p text:style-name="P1">&gt;67%</text:p>
          </table:table-cell>
          <table:table-cell table:style-name="Tabla1.A2" office:value-type="string">
            <text:p text:style-name="P5">Minimum 25 %</text:p>
            <text:p text:style-name="P7">It could be protected with an open licence but only private use</text:p>
          </table:table-cell>
          <table:table-cell table:style-name="Tabla1.A2" office:value-type="string">
            <text:p text:style-name="P5">100 %</text:p>
            <text:p text:style-name="P7">Using RDF and SPARQL</text:p>
          </table:table-cell>
          <table:table-cell table:style-name="Tabla1.E2" office:value-type="string">
            <text:p text:style-name="P5">Minimum 75 %</text:p>
            <text:p text:style-name="P7">It could no tinclude specific information about how to use data</text:p>
          </table:table-cell>
        </table:table-row>
        <table:table-row>
          <table:table-cell table:style-name="Tabla1.A2" office:value-type="string">
            <text:p text:style-name="P1"><text:span text:style-name="T10">★★★★★ </text:span>All the above, plus: Link your data to other people’s data to provide context</text:p>
          </table:table-cell>
          <table:table-cell table:style-name="Tabla1.A2" office:value-type="string">
            <text:p text:style-name="P1">&gt;75%</text:p>
          </table:table-cell>
          <table:table-cell table:style-name="Tabla1.A2" office:value-type="string">
            <text:p text:style-name="P5">Minimum 50 %</text:p>
            <text:p text:style-name="P7">It could be protected with an open licence but only for non commercial uses</text:p>
          </table:table-cell>
          <table:table-cell table:style-name="Tabla1.A2" office:value-type="string">
            <text:p text:style-name="P5">100 %</text:p>
            <text:p text:style-name="P7">Using RDF and SPARQL</text:p>
          </table:table-cell>
          <table:table-cell table:style-name="Tabla1.E2" office:value-type="string">
            <text:p text:style-name="P5">Minimum 75 %</text:p>
            <text:p text:style-name="P7">It could no tinclude specific information about how to use data</text:p>
          </table:table-cell>
        </table:table-row>
      </table:table>
      <text:p text:style-name="P2"><text:s text:c="4"/></text:p>
      <text:h text:style-name="Heading_20_1" text:outline-level="1"><text:bookmark text:name="__RefHeading__741_685296807"/>FAQ<text:bookmark-end text:name="__RefHeading__741_685296807"/></text:h>
      <text:p text:style-name="P2">Q: An entity have several datasets, How could we calculate the global assessment?</text:p>
      <text:p text:style-name="P2">A: This is one of the goals of the methodology, just average all data source marks.</text:p>
      <text:p text:style-name="P2"/>
      <text:p text:style-name="P2">Q: The same dataset is released in several standards and licenses. Which should be the final mark?</text:p>
      <text:p text:style-name="P2">A: The highest stage for every area (legal, technical or accessibility), bearing in mind that this situation could accessed by the user simultaneous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gráficos1" text:anchor-type="as-char" svg:width="2.328cm" svg:height="0.82cm" draw:z-index="3"><draw:image xlink:href="Pictures/10000000000000580000001F5C86DAED.png" xlink:type="simple" xlink:show="embed" xlink:actuate="onLoad"/></draw:frame><text:tab/>h<text:a xlink:type="simple" xlink:href="http://gobernamos.com/">ttp://gobernamos.com</text:a><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berto </meta:initial-creator>
    <meta:creation-date>2011-05-14T12:47:48</meta:creation-date>
    <dc:date>2011-05-22T03:18:39</dc:date>
    <dc:creator>alberto </dc:creator>
    <meta:editing-duration>PT23H14M22S</meta:editing-duration>
    <meta:editing-cycles>40</meta:editing-cycles>
    <meta:generator>LibreOffice/3.3$Linux LibreOffice_project/330m19$Build-301</meta:generator>
    <meta:document-statistic meta:table-count="1" meta:image-count="1" meta:object-count="0" meta:page-count="7" meta:paragraph-count="158" meta:word-count="1485" meta:character-count="8814"/>
  </office:meta>
</office:document-meta>
</file>